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6C9EC"/>
    </style:style>
    <style:style style:name="ce3" style:family="table-cell" style:parent-style-name="Default" style:data-style-name="N0">
      <style:table-cell-properties fo:background-color="#A6C9EC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A6C9E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A6C9E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A6C9E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2.14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1" table:number-columns-repeated="16373" table:default-cell-style-name="ce1"/>
        <table:table-row table:style-name="ro1">
          <table:table-cell/>
          <table:table-cell table:number-columns-repeated="5" table:style-name="ce1"/>
          <table:table-cell office:value-type="string" table:style-name="ce1">
            <text:p>Horizontal</text:p>
          </table:table-cell>
          <table:table-cell table:number-columns-repeated="3" table:style-name="ce1"/>
          <table:table-cell office:value-type="string" table:style-name="ce1">
            <text:p>Diagonal</text:p>
          </table:table-cell>
          <table:table-cell table:number-columns-repeated="4" table:style-name="ce1"/>
          <table:table-cell office:value-type="string" table:style-name="ce1">
            <text:p>Vertical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1">
            <text:p>Size</text:p>
          </table:table-cell>
          <table:table-cell office:value-type="string" table:style-name="ce1">
            <text:p>Horizontal</text:p>
          </table:table-cell>
          <table:table-cell table:style-name="ce1"/>
          <table:table-cell office:value-type="string" table:style-name="ce1">
            <text:p>Unit X</text:p>
          </table:table-cell>
          <table:table-cell office:value-type="string" table:style-name="ce1">
            <text:p>Sprite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Unit X</text:p>
          </table:table-cell>
          <table:table-cell office:value-type="string" table:style-name="ce1">
            <text:p>Sprite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Both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W</text:p>
          </table:table-cell>
          <table:table-cell table:number-columns-repeated="16358"/>
        </table:table-row>
        <table:table-row table:style-name="ro1">
          <table:table-cell table:style-name="ce2"/>
          <table:table-cell office:value-type="float" office:value="1" table:style-name="ce9">
            <text:p>1</text:p>
          </table:table-cell>
          <table:table-cell office:value-type="float" office:value="4" table:formula="of:=32/(8/[.B3])" table:style-name="ce9">
            <text:p>4</text:p>
          </table:table-cell>
          <table:table-cell table:style-name="ce2"/>
          <table:table-cell office:value-type="float" office:value="4" table:formula="of:=[.C3]" table:style-name="ce2">
            <text:p>4</text:p>
          </table:table-cell>
          <table:table-cell office:value-type="float" office:value="5" table:formula="of:=[.E3]+1" table:style-name="ce3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3]+1" table:style-name="ce3">
            <text:p>13</text:p>
          </table:table-cell>
          <table:table-cell table:style-name="ce2"/>
          <table:table-cell office:value-type="float" office:value="7" table:formula="of:=[.K3]-1" table:style-name="ce2">
            <text:p>7</text:p>
          </table:table-cell>
          <table:table-cell office:value-type="float" office:value="8" table:formula="of:=(([.C3]/2)+6)" table:style-name="ce3">
            <text:p>8</text:p>
          </table:table-cell>
          <table:table-cell office:value-type="float" office:value="11" table:formula="of:=(([.C3]/4)+10)" table:style-name="ce2">
            <text:p>11</text:p>
          </table:table-cell>
          <table:table-cell office:value-type="float" office:value="12" table:formula="of:=[.L3]+1" table:style-name="ce3">
            <text:p>12</text:p>
          </table:table-cell>
          <table:table-cell table:style-name="ce2"/>
          <table:table-cell office:value-type="float" office:value="8" table:style-name="ce3">
            <text:p>8</text:p>
          </table:table-cell>
          <table:table-cell office:value-type="float" office:value="10" table:formula="of:=([.C3]/2)+8" table:style-name="ce2">
            <text:p>10</text:p>
          </table:table-cell>
          <table:table-cell office:value-type="float" office:value="11" table:formula="of:=[.P3]+1" table:style-name="ce3">
            <text:p>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3]+[.O3]+1" table:style-name="ce2">
            <text:p>9</text:p>
          </table:table-cell>
          <table:table-cell office:value-type="float" office:value="18" table:formula="of:=[.T3]+[.K3]+1" table:style-name="ce2">
            <text:p>18</text:p>
          </table:table-cell>
          <table:table-cell office:value-type="float" office:value="24" table:formula="of:=[.U3]+[.F3]+1" table:style-name="ce2">
            <text:p>24</text:p>
          </table:table-cell>
          <table:table-cell office:value-type="float" office:value="33" table:formula="of:=[.V3]+[.K3]+1" table:style-name="ce2">
            <text:p>33</text:p>
          </table:table-cell>
          <table:table-cell office:value-type="float" office:value="42" table:formula="of:=[.W3]+[.O3]+1" table:style-name="ce2">
            <text:p>42</text:p>
          </table:table-cell>
          <table:table-cell office:value-type="float" office:value="51" table:formula="of:=[.X3]+[.K3]+1" table:style-name="ce2">
            <text:p>51</text:p>
          </table:table-cell>
          <table:table-cell office:value-type="float" office:value="57" table:formula="of:=[.Y3]+[.F3]+1" table:style-name="ce2">
            <text:p>57</text:p>
          </table:table-cell>
          <table:table-cell table:number-columns-repeated="16358" table:style-name="ce2"/>
        </table:table-row>
        <table:table-row table:style-name="ro1">
          <table:table-cell/>
          <table:table-cell office:value-type="float" office:value="2" table:style-name="ce8">
            <text:p>2</text:p>
          </table:table-cell>
          <table:table-cell office:value-type="float" office:value="8" table:formula="of:=32/(8/[.B4])" table:style-name="ce8">
            <text:p>8</text:p>
          </table:table-cell>
          <table:table-cell table:style-name="ce1"/>
          <table:table-cell office:value-type="float" office:value="8" table:formula="of:=[.C4]" table:style-name="ce1">
            <text:p>8</text:p>
          </table:table-cell>
          <table:table-cell office:value-type="float" office:value="9" table:formula="of:=[.E4]+1" table:style-name="ce4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[.G4]+1" table:style-name="ce4">
            <text:p>13</text:p>
          </table:table-cell>
          <table:table-cell table:style-name="ce1"/>
          <table:table-cell office:value-type="float" office:value="9" table:formula="of:=[.K4]-1" table:style-name="ce1">
            <text:p>9</text:p>
          </table:table-cell>
          <table:table-cell office:value-type="float" office:value="10" table:formula="of:=(([.C4]/2)+6)" table:style-name="ce4">
            <text:p>10</text:p>
          </table:table-cell>
          <table:table-cell office:value-type="float" office:value="12" table:formula="of:=(([.C4]/4)+10)" table:style-name="ce1">
            <text:p>12</text:p>
          </table:table-cell>
          <table:table-cell office:value-type="float" office:value="13" table:formula="of:=[.L4]+1" table:style-name="ce4">
            <text:p>13</text:p>
          </table:table-cell>
          <table:table-cell table:style-name="ce1"/>
          <table:table-cell office:value-type="float" office:value="8" table:style-name="ce4">
            <text:p>8</text:p>
          </table:table-cell>
          <table:table-cell office:value-type="float" office:value="12" table:formula="of:=([.C4]/2)+8" table:style-name="ce1">
            <text:p>12</text:p>
          </table:table-cell>
          <table:table-cell office:value-type="float" office:value="13" table:formula="of:=[.P4]+1" table:style-name="ce4">
            <text:p>1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formula="of:=[.S4]+[.O4]+1" table:style-name="ce1">
            <text:p>9</text:p>
          </table:table-cell>
          <table:table-cell office:value-type="float" office:value="20" table:formula="of:=[.T4]+[.K4]+1" table:style-name="ce1">
            <text:p>20</text:p>
          </table:table-cell>
          <table:table-cell office:value-type="float" office:value="30" table:formula="of:=[.U4]+[.F4]+1" table:style-name="ce1">
            <text:p>30</text:p>
          </table:table-cell>
          <table:table-cell office:value-type="float" office:value="41" table:formula="of:=[.V4]+[.K4]+1" table:style-name="ce1">
            <text:p>41</text:p>
          </table:table-cell>
          <table:table-cell office:value-type="float" office:value="50" table:formula="of:=[.W4]+[.O4]+1" table:style-name="ce1">
            <text:p>50</text:p>
          </table:table-cell>
          <table:table-cell office:value-type="float" office:value="61" table:formula="of:=[.X4]+[.K4]+1" table:style-name="ce1">
            <text:p>61</text:p>
          </table:table-cell>
          <table:table-cell office:value-type="float" office:value="71" table:formula="of:=[.Y4]+[.F4]+1" table:style-name="ce1">
            <text:p>71</text:p>
          </table:table-cell>
          <table:table-cell table:number-columns-repeated="16358"/>
        </table:table-row>
        <table:table-row table:style-name="ro1">
          <table:table-cell table:style-name="ce2"/>
          <table:table-cell office:value-type="float" office:value="3" table:style-name="ce9">
            <text:p>3</text:p>
          </table:table-cell>
          <table:table-cell office:value-type="float" office:value="12" table:formula="of:=32/(8/[.B5])" table:style-name="ce9">
            <text:p>12</text:p>
          </table:table-cell>
          <table:table-cell table:style-name="ce2"/>
          <table:table-cell office:value-type="float" office:value="12" table:formula="of:=[.C5]" table:style-name="ce2">
            <text:p>12</text:p>
          </table:table-cell>
          <table:table-cell office:value-type="float" office:value="13" table:formula="of:=[.E5]+1" table:style-name="ce3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5]+1" table:style-name="ce3">
            <text:p>13</text:p>
          </table:table-cell>
          <table:table-cell table:style-name="ce2"/>
          <table:table-cell office:value-type="float" office:value="11" table:formula="of:=[.K5]-1" table:style-name="ce2">
            <text:p>11</text:p>
          </table:table-cell>
          <table:table-cell office:value-type="float" office:value="12" table:formula="of:=(([.C5]/2)+6)" table:style-name="ce3">
            <text:p>12</text:p>
          </table:table-cell>
          <table:table-cell office:value-type="float" office:value="13" table:formula="of:=(([.C5]/4)+10)" table:style-name="ce2">
            <text:p>13</text:p>
          </table:table-cell>
          <table:table-cell office:value-type="float" office:value="14" table:formula="of:=[.L5]+1" table:style-name="ce3">
            <text:p>14</text:p>
          </table:table-cell>
          <table:table-cell table:style-name="ce2"/>
          <table:table-cell office:value-type="float" office:value="8" table:style-name="ce3">
            <text:p>8</text:p>
          </table:table-cell>
          <table:table-cell office:value-type="float" office:value="14" table:formula="of:=([.C5]/2)+8" table:style-name="ce2">
            <text:p>14</text:p>
          </table:table-cell>
          <table:table-cell office:value-type="float" office:value="15" table:formula="of:=[.P5]+1" table:style-name="ce3">
            <text:p>15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5]+[.O5]+1" table:style-name="ce2">
            <text:p>9</text:p>
          </table:table-cell>
          <table:table-cell office:value-type="float" office:value="22" table:formula="of:=[.T5]+[.K5]+1" table:style-name="ce2">
            <text:p>22</text:p>
          </table:table-cell>
          <table:table-cell office:value-type="float" office:value="36" table:formula="of:=[.U5]+[.F5]+1" table:style-name="ce2">
            <text:p>36</text:p>
          </table:table-cell>
          <table:table-cell office:value-type="float" office:value="49" table:formula="of:=[.V5]+[.K5]+1" table:style-name="ce2">
            <text:p>49</text:p>
          </table:table-cell>
          <table:table-cell office:value-type="float" office:value="58" table:formula="of:=[.W5]+[.O5]+1" table:style-name="ce2">
            <text:p>58</text:p>
          </table:table-cell>
          <table:table-cell office:value-type="float" office:value="71" table:formula="of:=[.X5]+[.K5]+1" table:style-name="ce2">
            <text:p>71</text:p>
          </table:table-cell>
          <table:table-cell office:value-type="float" office:value="85" table:formula="of:=[.Y5]+[.F5]+1" table:style-name="ce2">
            <text:p>85</text:p>
          </table:table-cell>
          <table:table-cell table:number-columns-repeated="16358" table:style-name="ce2"/>
        </table:table-row>
        <table:table-row table:style-name="ro1">
          <table:table-cell table:style-name="ce5"/>
          <table:table-cell office:value-type="float" office:value="4" table:style-name="ce10">
            <text:p>4</text:p>
          </table:table-cell>
          <table:table-cell office:value-type="float" office:value="16" table:formula="of:=32/(8/[.B6])" table:style-name="ce10">
            <text:p>16</text:p>
          </table:table-cell>
          <table:table-cell table:style-name="ce5"/>
          <table:table-cell office:value-type="float" office:value="16" table:formula="of:=[.C6]" table:style-name="ce5">
            <text:p>16</text:p>
          </table:table-cell>
          <table:table-cell office:value-type="float" office:value="17" table:formula="of:=[.E6]+1" table:style-name="ce4">
            <text:p>17</text:p>
          </table:table-cell>
          <table:table-cell office:value-type="float" office:value="12" table:style-name="ce5">
            <text:p>12</text:p>
          </table:table-cell>
          <table:table-cell office:value-type="float" office:value="13" table:formula="of:=[.G6]+1" table:style-name="ce6">
            <text:p>13</text:p>
          </table:table-cell>
          <table:table-cell office:value-type="string" table:style-name="ce5">
            <text:p>r</text:p>
          </table:table-cell>
          <table:table-cell office:value-type="float" office:value="13" table:formula="of:=[.K6]-1" table:style-name="ce5">
            <text:p>13</text:p>
          </table:table-cell>
          <table:table-cell office:value-type="float" office:value="14" table:formula="of:=(([.C6]/2)+6)" table:style-name="ce6">
            <text:p>14</text:p>
          </table:table-cell>
          <table:table-cell office:value-type="float" office:value="14" table:formula="of:=(([.C6]/4)+10)" table:style-name="ce5">
            <text:p>14</text:p>
          </table:table-cell>
          <table:table-cell office:value-type="float" office:value="15" table:formula="of:=[.L6]+1" table:style-name="ce6">
            <text:p>15</text:p>
          </table:table-cell>
          <table:table-cell table:style-name="ce5"/>
          <table:table-cell office:value-type="float" office:value="8" table:style-name="ce6">
            <text:p>8</text:p>
          </table:table-cell>
          <table:table-cell office:value-type="float" office:value="16" table:formula="of:=([.C6]/2)+8" table:style-name="ce5">
            <text:p>16</text:p>
          </table:table-cell>
          <table:table-cell office:value-type="float" office:value="17" table:formula="of:=[.P6]+1" table:style-name="ce6">
            <text:p>17</text:p>
          </table:table-cell>
          <table:table-cell table:style-name="ce5"/>
          <table:table-cell office:value-type="float" office:value="0" table:style-name="ce1">
            <text:p>0</text:p>
          </table:table-cell>
          <table:table-cell office:value-type="float" office:value="9" table:formula="of:=[.S6]+[.O6]+1" table:style-name="ce1">
            <text:p>9</text:p>
          </table:table-cell>
          <table:table-cell office:value-type="float" office:value="24" table:formula="of:=[.T6]+[.K6]+1" table:style-name="ce1">
            <text:p>24</text:p>
          </table:table-cell>
          <table:table-cell office:value-type="float" office:value="42" table:formula="of:=[.U6]+[.F6]+1" table:style-name="ce1">
            <text:p>42</text:p>
          </table:table-cell>
          <table:table-cell office:value-type="float" office:value="57" table:formula="of:=[.V6]+[.K6]+1" table:style-name="ce1">
            <text:p>57</text:p>
          </table:table-cell>
          <table:table-cell office:value-type="float" office:value="66" table:formula="of:=[.W6]+[.O6]+1" table:style-name="ce1">
            <text:p>66</text:p>
          </table:table-cell>
          <table:table-cell office:value-type="float" office:value="81" table:formula="of:=[.X6]+[.K6]+1" table:style-name="ce1">
            <text:p>81</text:p>
          </table:table-cell>
          <table:table-cell office:value-type="float" office:value="99" table:formula="of:=[.Y6]+[.F6]+1" table:style-name="ce1">
            <text:p>99</text:p>
          </table:table-cell>
          <table:table-cell table:number-columns-repeated="16358" table:style-name="ce5"/>
        </table:table-row>
        <table:table-row table:style-name="ro2">
          <table:table-cell table:style-name="ce2"/>
          <table:table-cell office:value-type="float" office:value="5" table:style-name="ce9">
            <text:p>5</text:p>
          </table:table-cell>
          <table:table-cell office:value-type="float" office:value="20" table:formula="of:=32/(8/[.B7])" table:style-name="ce9">
            <text:p>20</text:p>
          </table:table-cell>
          <table:table-cell table:style-name="ce2"/>
          <table:table-cell office:value-type="float" office:value="20" table:formula="of:=[.C7]" table:style-name="ce2">
            <text:p>20</text:p>
          </table:table-cell>
          <table:table-cell office:value-type="float" office:value="21" table:formula="of:=[.E7]+1" table:style-name="ce3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7]+1" table:style-name="ce3">
            <text:p>13</text:p>
          </table:table-cell>
          <table:table-cell table:style-name="ce2"/>
          <table:table-cell office:value-type="float" office:value="15" table:formula="of:=[.K7]-1" table:style-name="ce2">
            <text:p>15</text:p>
          </table:table-cell>
          <table:table-cell office:value-type="float" office:value="16" table:formula="of:=(([.C7]/2)+6)" table:style-name="ce3">
            <text:p>16</text:p>
          </table:table-cell>
          <table:table-cell office:value-type="float" office:value="15" table:formula="of:=(([.C7]/4)+10)" table:style-name="ce2">
            <text:p>15</text:p>
          </table:table-cell>
          <table:table-cell office:value-type="float" office:value="16" table:formula="of:=[.L7]+1" table:style-name="ce3">
            <text:p>16</text:p>
          </table:table-cell>
          <table:table-cell table:style-name="ce2"/>
          <table:table-cell office:value-type="float" office:value="8" table:style-name="ce3">
            <text:p>8</text:p>
          </table:table-cell>
          <table:table-cell office:value-type="float" office:value="18" table:formula="of:=([.C7]/2)+8" table:style-name="ce2">
            <text:p>18</text:p>
          </table:table-cell>
          <table:table-cell office:value-type="float" office:value="19" table:formula="of:=[.P7]+1" table:style-name="ce3">
            <text:p>19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7]+[.O7]+1" table:style-name="ce2">
            <text:p>9</text:p>
          </table:table-cell>
          <table:table-cell office:value-type="float" office:value="26" table:formula="of:=[.T7]+[.K7]+1" table:style-name="ce2">
            <text:p>26</text:p>
          </table:table-cell>
          <table:table-cell office:value-type="float" office:value="48" table:formula="of:=[.U7]+[.F7]+1" table:style-name="ce2">
            <text:p>48</text:p>
          </table:table-cell>
          <table:table-cell office:value-type="float" office:value="65" table:formula="of:=[.V7]+[.K7]+1" table:style-name="ce2">
            <text:p>65</text:p>
          </table:table-cell>
          <table:table-cell office:value-type="float" office:value="74" table:formula="of:=[.W7]+[.O7]+1" table:style-name="ce2">
            <text:p>74</text:p>
          </table:table-cell>
          <table:table-cell office:value-type="float" office:value="91" table:formula="of:=[.X7]+[.K7]+1" table:style-name="ce2">
            <text:p>91</text:p>
          </table:table-cell>
          <table:table-cell office:value-type="float" office:value="113" table:formula="of:=[.Y7]+[.F7]+1" table:style-name="ce2">
            <text:p>113</text:p>
          </table:table-cell>
          <table:table-cell table:number-columns-repeated="16358" table:style-name="ce2"/>
        </table:table-row>
        <table:table-row table:style-name="ro1">
          <table:table-cell table:style-name="ce5"/>
          <table:table-cell office:value-type="float" office:value="6" table:style-name="ce10">
            <text:p>6</text:p>
          </table:table-cell>
          <table:table-cell office:value-type="float" office:value="24" table:formula="of:=32/(8/[.B8])" table:style-name="ce10">
            <text:p>24</text:p>
          </table:table-cell>
          <table:table-cell table:style-name="ce5"/>
          <table:table-cell office:value-type="float" office:value="24" table:formula="of:=[.C8]" table:style-name="ce5">
            <text:p>24</text:p>
          </table:table-cell>
          <table:table-cell office:value-type="float" office:value="25" table:formula="of:=[.E8]+1" table:style-name="ce6">
            <text:p>25</text:p>
          </table:table-cell>
          <table:table-cell office:value-type="float" office:value="12" table:style-name="ce5">
            <text:p>12</text:p>
          </table:table-cell>
          <table:table-cell office:value-type="float" office:value="13" table:formula="of:=[.G8]+1" table:style-name="ce6">
            <text:p>13</text:p>
          </table:table-cell>
          <table:table-cell table:style-name="ce5"/>
          <table:table-cell office:value-type="float" office:value="17" table:formula="of:=[.K8]-1" table:style-name="ce5">
            <text:p>17</text:p>
          </table:table-cell>
          <table:table-cell office:value-type="float" office:value="18" table:formula="of:=(([.C8]/2)+6)" table:style-name="ce6">
            <text:p>18</text:p>
          </table:table-cell>
          <table:table-cell office:value-type="float" office:value="16" table:formula="of:=(([.C8]/4)+10)" table:style-name="ce5">
            <text:p>16</text:p>
          </table:table-cell>
          <table:table-cell office:value-type="float" office:value="17" table:formula="of:=[.L8]+1" table:style-name="ce6">
            <text:p>17</text:p>
          </table:table-cell>
          <table:table-cell table:style-name="ce5"/>
          <table:table-cell office:value-type="float" office:value="8" table:style-name="ce6">
            <text:p>8</text:p>
          </table:table-cell>
          <table:table-cell office:value-type="float" office:value="20" table:formula="of:=([.C8]/2)+8" table:style-name="ce5">
            <text:p>20</text:p>
          </table:table-cell>
          <table:table-cell office:value-type="float" office:value="21" table:formula="of:=[.P8]+1" table:style-name="ce6">
            <text:p>2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9" table:formula="of:=[.S8]+[.O8]+1" table:style-name="ce5">
            <text:p>9</text:p>
          </table:table-cell>
          <table:table-cell office:value-type="float" office:value="28" table:formula="of:=[.T8]+[.K8]+1" table:style-name="ce5">
            <text:p>28</text:p>
          </table:table-cell>
          <table:table-cell office:value-type="float" office:value="54" table:formula="of:=[.U8]+[.F8]+1" table:style-name="ce5">
            <text:p>54</text:p>
          </table:table-cell>
          <table:table-cell office:value-type="float" office:value="73" table:formula="of:=[.V8]+[.K8]+1" table:style-name="ce5">
            <text:p>73</text:p>
          </table:table-cell>
          <table:table-cell office:value-type="float" office:value="82" table:formula="of:=[.W8]+[.O8]+1" table:style-name="ce5">
            <text:p>82</text:p>
          </table:table-cell>
          <table:table-cell office:value-type="float" office:value="101" table:formula="of:=[.X8]+[.K8]+1" table:style-name="ce5">
            <text:p>101</text:p>
          </table:table-cell>
          <table:table-cell office:value-type="float" office:value="127" table:formula="of:=[.Y8]+[.F8]+1" table:style-name="ce5">
            <text:p>127</text:p>
          </table:table-cell>
          <table:table-cell table:number-columns-repeated="16358" table:style-name="ce5"/>
        </table:table-row>
        <table:table-row table:style-name="ro1">
          <table:table-cell table:style-name="ce2"/>
          <table:table-cell office:value-type="float" office:value="7" table:style-name="ce9">
            <text:p>7</text:p>
          </table:table-cell>
          <table:table-cell office:value-type="float" office:value="28" table:formula="of:=32/(8/[.B9])" table:style-name="ce9">
            <text:p>28</text:p>
          </table:table-cell>
          <table:table-cell table:style-name="ce2"/>
          <table:table-cell office:value-type="float" office:value="28" table:formula="of:=[.C9]" table:style-name="ce2">
            <text:p>28</text:p>
          </table:table-cell>
          <table:table-cell office:value-type="float" office:value="29" table:formula="of:=[.E9]+1" table:style-name="ce3">
            <text:p>29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9]+1" table:style-name="ce3">
            <text:p>13</text:p>
          </table:table-cell>
          <table:table-cell table:style-name="ce2"/>
          <table:table-cell office:value-type="float" office:value="19" table:formula="of:=[.K9]-1" table:style-name="ce2">
            <text:p>19</text:p>
          </table:table-cell>
          <table:table-cell office:value-type="float" office:value="20" table:formula="of:=(([.C9]/2)+6)" table:style-name="ce3">
            <text:p>20</text:p>
          </table:table-cell>
          <table:table-cell office:value-type="float" office:value="17" table:formula="of:=(([.C9]/4)+10)" table:style-name="ce2">
            <text:p>17</text:p>
          </table:table-cell>
          <table:table-cell office:value-type="float" office:value="18" table:formula="of:=[.L9]+1" table:style-name="ce3">
            <text:p>18</text:p>
          </table:table-cell>
          <table:table-cell table:style-name="ce2"/>
          <table:table-cell office:value-type="float" office:value="8" table:style-name="ce3">
            <text:p>8</text:p>
          </table:table-cell>
          <table:table-cell office:value-type="float" office:value="22" table:formula="of:=([.C9]/2)+8" table:style-name="ce2">
            <text:p>22</text:p>
          </table:table-cell>
          <table:table-cell office:value-type="float" office:value="23" table:formula="of:=[.P9]+1" table:style-name="ce3">
            <text:p>2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9]+[.O9]+1" table:style-name="ce2">
            <text:p>9</text:p>
          </table:table-cell>
          <table:table-cell office:value-type="float" office:value="30" table:formula="of:=[.T9]+[.K9]+1" table:style-name="ce2">
            <text:p>30</text:p>
          </table:table-cell>
          <table:table-cell office:value-type="float" office:value="60" table:formula="of:=[.U9]+[.F9]+1" table:style-name="ce2">
            <text:p>60</text:p>
          </table:table-cell>
          <table:table-cell office:value-type="float" office:value="81" table:formula="of:=[.V9]+[.K9]+1" table:style-name="ce2">
            <text:p>81</text:p>
          </table:table-cell>
          <table:table-cell office:value-type="float" office:value="90" table:formula="of:=[.W9]+[.O9]+1" table:style-name="ce2">
            <text:p>90</text:p>
          </table:table-cell>
          <table:table-cell office:value-type="float" office:value="111" table:formula="of:=[.X9]+[.K9]+1" table:style-name="ce2">
            <text:p>111</text:p>
          </table:table-cell>
          <table:table-cell office:value-type="float" office:value="141" table:formula="of:=[.Y9]+[.F9]+1" table:style-name="ce2">
            <text:p>141</text:p>
          </table:table-cell>
          <table:table-cell table:number-columns-repeated="16358" table:style-name="ce2"/>
        </table:table-row>
        <table:table-row table:style-name="ro1">
          <table:table-cell/>
          <table:table-cell office:value-type="float" office:value="8" table:style-name="ce8">
            <text:p>8</text:p>
          </table:table-cell>
          <table:table-cell office:value-type="float" office:value="32" table:formula="of:=32/(8/[.B10])" table:style-name="ce8">
            <text:p>32</text:p>
          </table:table-cell>
          <table:table-cell table:style-name="ce1"/>
          <table:table-cell office:value-type="float" office:value="32" table:formula="of:=[.C10]" table:style-name="ce1">
            <text:p>32</text:p>
          </table:table-cell>
          <table:table-cell office:value-type="float" office:value="33" table:formula="of:=[.E10]+1" table:style-name="ce4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[.G10]+1" table:style-name="ce4">
            <text:p>13</text:p>
          </table:table-cell>
          <table:table-cell table:style-name="ce1"/>
          <table:table-cell office:value-type="float" office:value="21" table:formula="of:=[.K10]-1" table:style-name="ce1">
            <text:p>21</text:p>
          </table:table-cell>
          <table:table-cell office:value-type="float" office:value="22" table:formula="of:=(([.C10]/2)+6)" table:style-name="ce4">
            <text:p>22</text:p>
          </table:table-cell>
          <table:table-cell office:value-type="float" office:value="18" table:formula="of:=(([.C10]/4)+10)" table:style-name="ce1">
            <text:p>18</text:p>
          </table:table-cell>
          <table:table-cell office:value-type="float" office:value="19" table:formula="of:=[.L10]+1" table:style-name="ce4">
            <text:p>19</text:p>
          </table:table-cell>
          <table:table-cell table:style-name="ce1"/>
          <table:table-cell office:value-type="float" office:value="8" table:style-name="ce4">
            <text:p>8</text:p>
          </table:table-cell>
          <table:table-cell office:value-type="float" office:value="24" table:formula="of:=([.C10]/2)+8" table:style-name="ce1">
            <text:p>24</text:p>
          </table:table-cell>
          <table:table-cell office:value-type="float" office:value="25" table:formula="of:=[.P10]+1" table:style-name="ce4">
            <text:p>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formula="of:=[.S10]+[.O10]+1" table:style-name="ce1">
            <text:p>9</text:p>
          </table:table-cell>
          <table:table-cell office:value-type="float" office:value="32" table:formula="of:=[.T10]+[.K10]+1" table:style-name="ce1">
            <text:p>32</text:p>
          </table:table-cell>
          <table:table-cell office:value-type="float" office:value="66" table:formula="of:=[.U10]+[.F10]+1" table:style-name="ce1">
            <text:p>66</text:p>
          </table:table-cell>
          <table:table-cell office:value-type="float" office:value="89" table:formula="of:=[.V10]+[.K10]+1" table:style-name="ce1">
            <text:p>89</text:p>
          </table:table-cell>
          <table:table-cell office:value-type="float" office:value="98" table:formula="of:=[.W10]+[.O10]+1" table:style-name="ce1">
            <text:p>98</text:p>
          </table:table-cell>
          <table:table-cell office:value-type="float" office:value="121" table:formula="of:=[.X10]+[.K10]+1" table:style-name="ce1">
            <text:p>121</text:p>
          </table:table-cell>
          <table:table-cell office:value-type="float" office:value="155" table:formula="of:=[.Y10]+[.F10]+1" table:style-name="ce1">
            <text:p>155</text:p>
          </table:table-cell>
          <table:table-cell table:number-columns-repeated="1635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ize</text:p>
          </table:table-cell>
          <table:table-cell office:value-type="string" table:style-name="ce1">
            <text:p>Horizont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W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1" table:style-name="ce11">
            <text:p>1</text:p>
          </table:table-cell>
          <table:table-cell office:value-type="float" office:value="4" table:formula="of:=32/(8/[.B15])" table:style-name="ce9">
            <text:p>4</text:p>
          </table:table-cell>
          <table:table-cell office:value-type="string" office:string-value="0: 8 x 11" table:formula="of:=COM.MICROSOFT.CONCAT([.S3]; &quot;: &quot;; [.$O3];&quot; x &quot;; [.$Q3])" table:style-name="ce7">
            <text:p>0: 8 x 11</text:p>
          </table:table-cell>
          <table:table-cell office:value-type="string" office:string-value="9: 8 x 12" table:formula="of:=COM.MICROSOFT.CONCAT([.T3]; &quot;: &quot;; [.$K3];&quot; x &quot;; [.$M3])" table:style-name="ce7">
            <text:p>9: 8 x 12</text:p>
          </table:table-cell>
          <table:table-cell office:value-type="string" office:string-value="18: 5 x 13" table:formula="of:=COM.MICROSOFT.CONCAT([.U3]; &quot;: &quot;; [.$F3];&quot; x &quot;; [.$H3])" table:style-name="ce7">
            <text:p>18: 5 x 13</text:p>
          </table:table-cell>
          <table:table-cell office:value-type="string" office:string-value="24: 8 x 12" table:formula="of:=COM.MICROSOFT.CONCAT([.V3]; &quot;: &quot;; [.$K3];&quot; x &quot;; [.$M3])" table:style-name="ce7">
            <text:p>24: 8 x 12</text:p>
          </table:table-cell>
          <table:table-cell office:value-type="string" office:string-value="33: 8 x 11" table:formula="of:=COM.MICROSOFT.CONCAT([.W3]; &quot;: &quot;; [.$O3];&quot; x &quot;; [.$Q3])" table:style-name="ce7">
            <text:p>33: 8 x 11</text:p>
          </table:table-cell>
          <table:table-cell office:value-type="string" office:string-value="42: 8 x 12" table:formula="of:=COM.MICROSOFT.CONCAT([.X3]; &quot;: &quot;; [.$K3];&quot; x &quot;; [.$M3])" table:style-name="ce7">
            <text:p>42: 8 x 12</text:p>
          </table:table-cell>
          <table:table-cell office:value-type="string" office:string-value="51: 5 x 13" table:formula="of:=COM.MICROSOFT.CONCAT([.Y3]; &quot;: &quot;; [.$F3];&quot; x &quot;; [.$H3])" table:style-name="ce7">
            <text:p>51: 5 x 13</text:p>
          </table:table-cell>
          <table:table-cell office:value-type="string" office:string-value="57: 8 x 12" table:formula="of:=COM.MICROSOFT.CONCAT([.Z3]; &quot;: &quot;; [.$K3];&quot; x &quot;; [.$M3])" table:style-name="ce7">
            <text:p>57: 8 x 12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2" table:style-name="ce8">
            <text:p>2</text:p>
          </table:table-cell>
          <table:table-cell office:value-type="float" office:value="8" table:formula="of:=32/(8/[.B16])" table:style-name="ce8">
            <text:p>8</text:p>
          </table:table-cell>
          <table:table-cell office:value-type="string" office:string-value="0: 8 x 13" table:formula="of:=COM.MICROSOFT.CONCAT([.S4]; &quot;: &quot;; [.$O4];&quot; x &quot;; [.$Q4])" table:style-name="ce8">
            <text:p>0: 8 x 13</text:p>
          </table:table-cell>
          <table:table-cell office:value-type="string" office:string-value="9: 10 x 13" table:formula="of:=COM.MICROSOFT.CONCAT([.T4]; &quot;: &quot;; [.$K4];&quot; x &quot;; [.$M4])" table:style-name="ce8">
            <text:p>9: 10 x 13</text:p>
          </table:table-cell>
          <table:table-cell office:value-type="string" office:string-value="20: 9 x 13" table:formula="of:=COM.MICROSOFT.CONCAT([.U4]; &quot;: &quot;; [.$F4];&quot; x &quot;; [.$H4])" table:style-name="ce8">
            <text:p>20: 9 x 13</text:p>
          </table:table-cell>
          <table:table-cell office:value-type="string" office:string-value="30: 10 x 13" table:formula="of:=COM.MICROSOFT.CONCAT([.V4]; &quot;: &quot;; [.$K4];&quot; x &quot;; [.$M4])" table:style-name="ce8">
            <text:p>30: 10 x 13</text:p>
          </table:table-cell>
          <table:table-cell office:value-type="string" office:string-value="41: 8 x 13" table:formula="of:=COM.MICROSOFT.CONCAT([.W4]; &quot;: &quot;; [.$O4];&quot; x &quot;; [.$Q4])" table:style-name="ce8">
            <text:p>41: 8 x 13</text:p>
          </table:table-cell>
          <table:table-cell office:value-type="string" office:string-value="50: 10 x 13" table:formula="of:=COM.MICROSOFT.CONCAT([.X4]; &quot;: &quot;; [.$K4];&quot; x &quot;; [.$M4])" table:style-name="ce8">
            <text:p>50: 10 x 13</text:p>
          </table:table-cell>
          <table:table-cell office:value-type="string" office:string-value="61: 9 x 13" table:formula="of:=COM.MICROSOFT.CONCAT([.Y4]; &quot;: &quot;; [.$F4];&quot; x &quot;; [.$H4])" table:style-name="ce8">
            <text:p>61: 9 x 13</text:p>
          </table:table-cell>
          <table:table-cell office:value-type="string" office:string-value="71: 10 x 13" table:formula="of:=COM.MICROSOFT.CONCAT([.Z4]; &quot;: &quot;; [.$K4];&quot; x &quot;; [.$M4])" table:style-name="ce8">
            <text:p>71: 10 x 13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3" table:style-name="ce11">
            <text:p>3</text:p>
          </table:table-cell>
          <table:table-cell office:value-type="float" office:value="12" table:formula="of:=32/(8/[.B17])" table:style-name="ce9">
            <text:p>12</text:p>
          </table:table-cell>
          <table:table-cell office:value-type="string" office:string-value="0: 8 x 15" table:formula="of:=COM.MICROSOFT.CONCAT([.S5]; &quot;: &quot;; [.$O5];&quot; x &quot;; [.$Q5])" table:style-name="ce7">
            <text:p>0: 8 x 15</text:p>
          </table:table-cell>
          <table:table-cell office:value-type="string" office:string-value="9: 12 x 14" table:formula="of:=COM.MICROSOFT.CONCAT([.T5]; &quot;: &quot;; [.$K5];&quot; x &quot;; [.$M5])" table:style-name="ce7">
            <text:p>9: 12 x 14</text:p>
          </table:table-cell>
          <table:table-cell office:value-type="string" office:string-value="22: 13 x 13" table:formula="of:=COM.MICROSOFT.CONCAT([.U5]; &quot;: &quot;; [.$F5];&quot; x &quot;; [.$H5])" table:style-name="ce7">
            <text:p>22: 13 x 13</text:p>
          </table:table-cell>
          <table:table-cell office:value-type="string" office:string-value="36: 12 x 14" table:formula="of:=COM.MICROSOFT.CONCAT([.V5]; &quot;: &quot;; [.$K5];&quot; x &quot;; [.$M5])" table:style-name="ce7">
            <text:p>36: 12 x 14</text:p>
          </table:table-cell>
          <table:table-cell office:value-type="string" office:string-value="49: 8 x 15" table:formula="of:=COM.MICROSOFT.CONCAT([.W5]; &quot;: &quot;; [.$O5];&quot; x &quot;; [.$Q5])" table:style-name="ce7">
            <text:p>49: 8 x 15</text:p>
          </table:table-cell>
          <table:table-cell office:value-type="string" office:string-value="58: 12 x 14" table:formula="of:=COM.MICROSOFT.CONCAT([.X5]; &quot;: &quot;; [.$K5];&quot; x &quot;; [.$M5])" table:style-name="ce7">
            <text:p>58: 12 x 14</text:p>
          </table:table-cell>
          <table:table-cell office:value-type="string" office:string-value="71: 13 x 13" table:formula="of:=COM.MICROSOFT.CONCAT([.Y5]; &quot;: &quot;; [.$F5];&quot; x &quot;; [.$H5])" table:style-name="ce7">
            <text:p>71: 13 x 13</text:p>
          </table:table-cell>
          <table:table-cell office:value-type="string" office:string-value="85: 12 x 14" table:formula="of:=COM.MICROSOFT.CONCAT([.Z5]; &quot;: &quot;; [.$K5];&quot; x &quot;; [.$M5])" table:style-name="ce7">
            <text:p>85: 12 x 14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4" table:style-name="ce10">
            <text:p>4</text:p>
          </table:table-cell>
          <table:table-cell office:value-type="float" office:value="16" table:formula="of:=32/(8/[.B18])" table:style-name="ce10">
            <text:p>16</text:p>
          </table:table-cell>
          <table:table-cell office:value-type="string" office:string-value="0: 8 x 17" table:formula="of:=COM.MICROSOFT.CONCAT([.S6]; &quot;: &quot;; [.$O6];&quot; x &quot;; [.$Q6])" table:style-name="ce8">
            <text:p>0: 8 x 17</text:p>
          </table:table-cell>
          <table:table-cell office:value-type="string" office:string-value="9: 14 x 15" table:formula="of:=COM.MICROSOFT.CONCAT([.T6]; &quot;: &quot;; [.$K6];&quot; x &quot;; [.$M6])" table:style-name="ce8">
            <text:p>9: 14 x 15</text:p>
          </table:table-cell>
          <table:table-cell office:value-type="string" office:string-value="24: 17 x 13" table:formula="of:=COM.MICROSOFT.CONCAT([.U6]; &quot;: &quot;; [.$F6];&quot; x &quot;; [.$H6])" table:style-name="ce8">
            <text:p>24: 17 x 13</text:p>
          </table:table-cell>
          <table:table-cell office:value-type="string" office:string-value="42: 14 x 15" table:formula="of:=COM.MICROSOFT.CONCAT([.V6]; &quot;: &quot;; [.$K6];&quot; x &quot;; [.$M6])" table:style-name="ce8">
            <text:p>42: 14 x 15</text:p>
          </table:table-cell>
          <table:table-cell office:value-type="string" office:string-value="57: 8 x 17" table:formula="of:=COM.MICROSOFT.CONCAT([.W6]; &quot;: &quot;; [.$O6];&quot; x &quot;; [.$Q6])" table:style-name="ce8">
            <text:p>57: 8 x 17</text:p>
          </table:table-cell>
          <table:table-cell office:value-type="string" office:string-value="66: 14 x 15" table:formula="of:=COM.MICROSOFT.CONCAT([.X6]; &quot;: &quot;; [.$K6];&quot; x &quot;; [.$M6])" table:style-name="ce8">
            <text:p>66: 14 x 15</text:p>
          </table:table-cell>
          <table:table-cell office:value-type="string" office:string-value="81: 17 x 13" table:formula="of:=COM.MICROSOFT.CONCAT([.Y6]; &quot;: &quot;; [.$F6];&quot; x &quot;; [.$H6])" table:style-name="ce8">
            <text:p>81: 17 x 13</text:p>
          </table:table-cell>
          <table:table-cell office:value-type="string" office:string-value="99: 14 x 15" table:formula="of:=COM.MICROSOFT.CONCAT([.Z6]; &quot;: &quot;; [.$K6];&quot; x &quot;; [.$M6])" table:style-name="ce8">
            <text:p>99: 14 x 15</text:p>
          </table:table-cell>
          <table:table-cell table:number-columns-repeated="3" table:style-name="ce1"/>
          <table:table-cell office:value-type="string" table:style-name="ce1">
            <text:p>r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5" table:style-name="ce11">
            <text:p>5</text:p>
          </table:table-cell>
          <table:table-cell office:value-type="float" office:value="20" table:formula="of:=32/(8/[.B19])" table:style-name="ce9">
            <text:p>20</text:p>
          </table:table-cell>
          <table:table-cell office:value-type="string" office:string-value="0: 8 x 19" table:formula="of:=COM.MICROSOFT.CONCAT([.S7]; &quot;: &quot;; [.$O7];&quot; x &quot;; [.$Q7])" table:style-name="ce7">
            <text:p>0: 8 x 19</text:p>
          </table:table-cell>
          <table:table-cell office:value-type="string" office:string-value="9: 16 x 16" table:formula="of:=COM.MICROSOFT.CONCAT([.T7]; &quot;: &quot;; [.$K7];&quot; x &quot;; [.$M7])" table:style-name="ce7">
            <text:p>9: 16 x 16</text:p>
          </table:table-cell>
          <table:table-cell office:value-type="string" office:string-value="26: 21 x 13" table:formula="of:=COM.MICROSOFT.CONCAT([.U7]; &quot;: &quot;; [.$F7];&quot; x &quot;; [.$H7])" table:style-name="ce7">
            <text:p>26: 21 x 13</text:p>
          </table:table-cell>
          <table:table-cell office:value-type="string" office:string-value="48: 16 x 16" table:formula="of:=COM.MICROSOFT.CONCAT([.V7]; &quot;: &quot;; [.$K7];&quot; x &quot;; [.$M7])" table:style-name="ce7">
            <text:p>48: 16 x 16</text:p>
          </table:table-cell>
          <table:table-cell office:value-type="string" office:string-value="65: 8 x 19" table:formula="of:=COM.MICROSOFT.CONCAT([.W7]; &quot;: &quot;; [.$O7];&quot; x &quot;; [.$Q7])" table:style-name="ce7">
            <text:p>65: 8 x 19</text:p>
          </table:table-cell>
          <table:table-cell office:value-type="string" office:string-value="74: 16 x 16" table:formula="of:=COM.MICROSOFT.CONCAT([.X7]; &quot;: &quot;; [.$K7];&quot; x &quot;; [.$M7])" table:style-name="ce7">
            <text:p>74: 16 x 16</text:p>
          </table:table-cell>
          <table:table-cell office:value-type="string" office:string-value="91: 21 x 13" table:formula="of:=COM.MICROSOFT.CONCAT([.Y7]; &quot;: &quot;; [.$F7];&quot; x &quot;; [.$H7])" table:style-name="ce7">
            <text:p>91: 21 x 13</text:p>
          </table:table-cell>
          <table:table-cell office:value-type="string" office:string-value="113: 16 x 16" table:formula="of:=COM.MICROSOFT.CONCAT([.Z7]; &quot;: &quot;; [.$K7];&quot; x &quot;; [.$M7])" table:style-name="ce7">
            <text:p>113: 16 x 16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6" table:style-name="ce10">
            <text:p>6</text:p>
          </table:table-cell>
          <table:table-cell office:value-type="float" office:value="24" table:formula="of:=32/(8/[.B20])" table:style-name="ce10">
            <text:p>24</text:p>
          </table:table-cell>
          <table:table-cell office:value-type="string" office:string-value="0: 8 x 21" table:formula="of:=COM.MICROSOFT.CONCAT([.S8]; &quot;: &quot;; [.$O8];&quot; x &quot;; [.$Q8])" table:style-name="ce8">
            <text:p>0: 8 x 21</text:p>
          </table:table-cell>
          <table:table-cell office:value-type="string" office:string-value="9: 18 x 17" table:formula="of:=COM.MICROSOFT.CONCAT([.T8]; &quot;: &quot;; [.$K8];&quot; x &quot;; [.$M8])" table:style-name="ce8">
            <text:p>9: 18 x 17</text:p>
          </table:table-cell>
          <table:table-cell office:value-type="string" office:string-value="28: 25 x 13" table:formula="of:=COM.MICROSOFT.CONCAT([.U8]; &quot;: &quot;; [.$F8];&quot; x &quot;; [.$H8])" table:style-name="ce8">
            <text:p>28: 25 x 13</text:p>
          </table:table-cell>
          <table:table-cell office:value-type="string" office:string-value="54: 18 x 17" table:formula="of:=COM.MICROSOFT.CONCAT([.V8]; &quot;: &quot;; [.$K8];&quot; x &quot;; [.$M8])" table:style-name="ce8">
            <text:p>54: 18 x 17</text:p>
          </table:table-cell>
          <table:table-cell office:value-type="string" office:string-value="73: 8 x 21" table:formula="of:=COM.MICROSOFT.CONCAT([.W8]; &quot;: &quot;; [.$O8];&quot; x &quot;; [.$Q8])" table:style-name="ce8">
            <text:p>73: 8 x 21</text:p>
          </table:table-cell>
          <table:table-cell office:value-type="string" office:string-value="82: 18 x 17" table:formula="of:=COM.MICROSOFT.CONCAT([.X8]; &quot;: &quot;; [.$K8];&quot; x &quot;; [.$M8])" table:style-name="ce8">
            <text:p>82: 18 x 17</text:p>
          </table:table-cell>
          <table:table-cell office:value-type="string" office:string-value="101: 25 x 13" table:formula="of:=COM.MICROSOFT.CONCAT([.Y8]; &quot;: &quot;; [.$F8];&quot; x &quot;; [.$H8])" table:style-name="ce8">
            <text:p>101: 25 x 13</text:p>
          </table:table-cell>
          <table:table-cell office:value-type="string" office:string-value="127: 18 x 17" table:formula="of:=COM.MICROSOFT.CONCAT([.Z8]; &quot;: &quot;; [.$K8];&quot; x &quot;; [.$M8])" table:style-name="ce8">
            <text:p>127: 18 x 17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7" table:style-name="ce11">
            <text:p>7</text:p>
          </table:table-cell>
          <table:table-cell office:value-type="float" office:value="28" table:formula="of:=32/(8/[.B21])" table:style-name="ce9">
            <text:p>28</text:p>
          </table:table-cell>
          <table:table-cell office:value-type="string" office:string-value="0: 8 x 23" table:formula="of:=COM.MICROSOFT.CONCAT([.S9]; &quot;: &quot;; [.$O9];&quot; x &quot;; [.$Q9])" table:style-name="ce7">
            <text:p>0: 8 x 23</text:p>
          </table:table-cell>
          <table:table-cell office:value-type="string" office:string-value="9: 20 x 18" table:formula="of:=COM.MICROSOFT.CONCAT([.T9]; &quot;: &quot;; [.$K9];&quot; x &quot;; [.$M9])" table:style-name="ce7">
            <text:p>9: 20 x 18</text:p>
          </table:table-cell>
          <table:table-cell office:value-type="string" office:string-value="30: 29 x 13" table:formula="of:=COM.MICROSOFT.CONCAT([.U9]; &quot;: &quot;; [.$F9];&quot; x &quot;; [.$H9])" table:style-name="ce7">
            <text:p>30: 29 x 13</text:p>
          </table:table-cell>
          <table:table-cell office:value-type="string" office:string-value="60: 20 x 18" table:formula="of:=COM.MICROSOFT.CONCAT([.V9]; &quot;: &quot;; [.$K9];&quot; x &quot;; [.$M9])" table:style-name="ce7">
            <text:p>60: 20 x 18</text:p>
          </table:table-cell>
          <table:table-cell office:value-type="string" office:string-value="81: 8 x 23" table:formula="of:=COM.MICROSOFT.CONCAT([.W9]; &quot;: &quot;; [.$O9];&quot; x &quot;; [.$Q9])" table:style-name="ce7">
            <text:p>81: 8 x 23</text:p>
          </table:table-cell>
          <table:table-cell office:value-type="string" office:string-value="90: 20 x 18" table:formula="of:=COM.MICROSOFT.CONCAT([.X9]; &quot;: &quot;; [.$K9];&quot; x &quot;; [.$M9])" table:style-name="ce7">
            <text:p>90: 20 x 18</text:p>
          </table:table-cell>
          <table:table-cell office:value-type="string" office:string-value="111: 29 x 13" table:formula="of:=COM.MICROSOFT.CONCAT([.Y9]; &quot;: &quot;; [.$F9];&quot; x &quot;; [.$H9])" table:style-name="ce7">
            <text:p>111: 29 x 13</text:p>
          </table:table-cell>
          <table:table-cell office:value-type="string" office:string-value="141: 20 x 18" table:formula="of:=COM.MICROSOFT.CONCAT([.Z9]; &quot;: &quot;; [.$K9];&quot; x &quot;; [.$M9])" table:style-name="ce7">
            <text:p>141: 20 x 18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8" table:style-name="ce8">
            <text:p>8</text:p>
          </table:table-cell>
          <table:table-cell office:value-type="float" office:value="32" table:formula="of:=32/(8/[.B22])" table:style-name="ce8">
            <text:p>32</text:p>
          </table:table-cell>
          <table:table-cell office:value-type="string" office:string-value="0: 8 x 25" table:formula="of:=COM.MICROSOFT.CONCAT([.S10]; &quot;: &quot;; [.$O10];&quot; x &quot;; [.$Q10])" table:style-name="ce8">
            <text:p>0: 8 x 25</text:p>
          </table:table-cell>
          <table:table-cell office:value-type="string" office:string-value="9: 22 x 19" table:formula="of:=COM.MICROSOFT.CONCAT([.T10]; &quot;: &quot;; [.$K10];&quot; x &quot;; [.$M10])" table:style-name="ce8">
            <text:p>9: 22 x 19</text:p>
          </table:table-cell>
          <table:table-cell office:value-type="string" office:string-value="32: 33 x 13" table:formula="of:=COM.MICROSOFT.CONCAT([.U10]; &quot;: &quot;; [.$F10];&quot; x &quot;; [.$H10])" table:style-name="ce8">
            <text:p>32: 33 x 13</text:p>
          </table:table-cell>
          <table:table-cell office:value-type="string" office:string-value="66: 22 x 19" table:formula="of:=COM.MICROSOFT.CONCAT([.V10]; &quot;: &quot;; [.$K10];&quot; x &quot;; [.$M10])" table:style-name="ce8">
            <text:p>66: 22 x 19</text:p>
          </table:table-cell>
          <table:table-cell office:value-type="string" office:string-value="89: 8 x 25" table:formula="of:=COM.MICROSOFT.CONCAT([.W10]; &quot;: &quot;; [.$O10];&quot; x &quot;; [.$Q10])" table:style-name="ce8">
            <text:p>89: 8 x 25</text:p>
          </table:table-cell>
          <table:table-cell office:value-type="string" office:string-value="98: 22 x 19" table:formula="of:=COM.MICROSOFT.CONCAT([.X10]; &quot;: &quot;; [.$K10];&quot; x &quot;; [.$M10])" table:style-name="ce8">
            <text:p>98: 22 x 19</text:p>
          </table:table-cell>
          <table:table-cell office:value-type="string" office:string-value="121: 33 x 13" table:formula="of:=COM.MICROSOFT.CONCAT([.Y10]; &quot;: &quot;; [.$F10];&quot; x &quot;; [.$H10])" table:style-name="ce8">
            <text:p>121: 33 x 13</text:p>
          </table:table-cell>
          <table:table-cell office:value-type="string" office:string-value="155: 22 x 19" table:formula="of:=COM.MICROSOFT.CONCAT([.Z10]; &quot;: &quot;; [.$K10];&quot; x &quot;; [.$M10])" table:style-name="ce8">
            <text:p>155: 22 x 19</text:p>
          </table:table-cell>
          <table:table-cell table:number-columns-repeated="16373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Jon Story</meta:initial-creator>
    <dc:creator>Jon Story</dc:creator>
    <meta:creation-date>2024-04-03T14:50:51Z</meta:creation-date>
    <dc:date>2024-04-17T02:44:24Z</dc:date>
  </office:meta>
</office:document-meta>
</file>